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7-17_15-00-52_000.jpg</text:p>
          </table:table-cell>
          <table:table-cell table:style-name="ce26" office:value-type="string">
            <text:p>:bookmemo / 読んだ本 / 『イエス・キリストの言葉』 / 著者=荒井献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イエス・キリストの言葉』 / 著者=荒井献 / 途中">
            <text:p>:bookmemo / 読んだ本 / 『イエス・キリストの言葉』 / 著者=荒井献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17_15-01-05_000.jpg</text:p>
          </table:table-cell>
          <table:table-cell table:style-name="ce26" office:value-type="string">
            <text:p>:bookmemo / 読んだ本 / 『イエス・キリストの言葉』 / 著者=荒井献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イエス・キリストの言葉』 / 著者=荒井献 / 途中 ここまで">
            <text:p>:bookmemo / 読んだ本 / 『イエス・キリストの言葉』 / 著者=荒井献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8" office:value-type="string">
            <text:p>2023-07-17_15-01-21_000.jpg</text:p>
          </table:table-cell>
          <table:table-cell table:style-name="ce26" office:value-type="string">
            <text:p>:bookmemo / 読んだ本 / 『空気のはなし』 / 著者=稲場秀明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空気のはなし』 / 著者=稲場秀明 / 途中">
            <text:p>:bookmemo / 読んだ本 / 『空気のはなし』 / 著者=稲場秀明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7-17_15-01-35_000.jpg</text:p>
          </table:table-cell>
          <table:table-cell table:style-name="ce26" office:value-type="string">
            <text:p>:bookmemo / 読んだ本 / 『空気のはなし』 / 著者=稲場秀明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空気のはなし』 / 著者=稲場秀明 / 途中 ここまで">
            <text:p>:bookmemo / 読んだ本 / 『空気のはなし』 / 著者=稲場秀明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0" office:value-type="string">
            <text:p>2023-07-17_14-59-12_000.jpg</text:p>
          </table:table-cell>
          <table:table-cell table:style-name="ce26" office:value-type="string">
            <text:p>:bookmemo / 読んだ本 / 『静電気のＡＢＣ』 / 著者=堤井信力 / 途中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0" office:value-type="string">
            <text:p>2023-07-17_14-59-25_000.jpg</text:p>
          </table:table-cell>
          <table:table-cell table:style-name="ce26" office:value-type="string">
            <text:p>:bookmemo / 読んだ本 / 『静電気のＡＢＣ』 / 著者=堤井信力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bookmemo / 読んだ本 / 『静電気のＡＢＣ』 / 著者=堤井信力 / 途中 ここまで">
            <text:p>:bookmemo / 読んだ本 / 『静電気のＡＢＣ』 / 著者=堤井信力 / 途中 ここまで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7" office:value-type="string">
            <text:p>2023-07-17_12-45-10_000.jpg</text:p>
          </table:table-cell>
          <table:table-cell table:style-name="ce26" office:value-type="string">
            <text:p>:bookmemo / 読んだ本 / 『創られた「日本の心」神話』 / 著者=輪島祐介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bookmemo / 読んだ本 / 『創られた「日本の心」神話』 / 著者=輪島祐介 / 途中">
            <text:p>:bookmemo / 読んだ本 / 『創られた「日本の心」神話』 / 著者=輪島祐介 / 途中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8" office:value-type="string">
            <text:p>2023-07-17_12-45-27_000.jpg</text:p>
          </table:table-cell>
          <table:table-cell table:style-name="ce26" office:value-type="string">
            <text:p>:bookmemo / 読んだ本 / 『創られた「日本の心」神話』 / 著者=輪島祐介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 / 『創られた「日本の心」神話』 / 著者=輪島祐介 / 途中 ここまで">
            <text:p>:bookmemo / 読んだ本 / 『創られた「日本の心」神話』 / 著者=輪島祐介 / 途中 ここまで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7-17_12-42-48_000.jpg</text:p>
          </table:table-cell>
          <table:table-cell table:style-name="ce26" office:value-type="string">
            <text:p>:bookmemo / 読んだ本 / 『脳科学と発達障害』 / 著者=榊原洋一 /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 / 『脳科学と発達障害』 / 著者=榊原洋一 /">
            <text:p>:bookmemo / 読んだ本 / 『脳科学と発達障害』 / 著者=榊原洋一 /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17_07-33-2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起きた時刻 / 2023">
            <text:p>:m :PHOTO 起き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3">
            <text:p>3</text:p>
          </table:table-cell>
          <table:table-cell table:style-name="ce17" office:value-type="string">
            <text:p>2023-07-17_01-23-03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7-16_21-16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 office:value-type="string">
            <text:p>2023-07-17_13-17-0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17_07-38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16_20-44-08_000.jpg</text:p>
          </table:table-cell>
          <table:table-cell table:style-name="ce26" office:value-type="string">
            <text:p>:m 保管場所 / what=健康保険証：「個人情報保護シール」；同：説明書き「大切に保管してください」 / location=机上：PCモニター、向かって右下。パスポート（無効になっているもの）の、右横,expire=１年間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保管場所 / what=健康保険証：「個人情報保護シール」；同：説明書き「大切に保管してください」 / location=机上：PCモニター、向かって右下。パスポート（無効になっているもの）の、右横,expire=１年間,other=~">
            <text:p>:m 保管場所 / what=健康保険証：「個人情報保護シール」；同：説明書き「大切に保管してください」 / location=机上：PCモニター、向かって右下。パスポート（無効になっているもの）の、右横,expire=１年間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17_12-48-52_000.jpg</text:p>
          </table:table-cell>
          <table:table-cell table:style-name="ce26" office:value-type="string">
            <text:p>:m #*# RES / JVEMV6 64#305_enka_wajima / 『創られた「日本の心」神話』 著者=輪島祐介,校注=~ / p.9,14 / w=~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305_enka_wajima / 『創られた「日本の心」神話』 著者=輪島祐介,校注=~ / p.9,14 / w=~,topic=~,publisher=~,other=~">
            <text:p>:m #*# RES / JVEMV6 64#305_enka_wajima / 『創られた「日本の心」神話』 著者=輪島祐介,校注=~ / p.9,14 / w=~,topic=~,publishe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17_12-49-25_000.jpg</text:p>
          </table:table-cell>
          <table:table-cell table:style-name="ce26" office:value-type="string">
            <text:p>:m 1*2 RES / JVEMV6 64#268_hattatsu_sakakihara / 『脳科学と発達障害』 著者=榊原洋一,校注=~ / p.171 / w=ディスレキシア；,topic=,publisher=~,other=memo+:角回：ske+;memo+:実験:ラムゼイ；memo+:実験:テンプル；memo+:下前頭溝：ske+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*2 RES / JVEMV6 64#268_hattatsu_sakakihara / 『脳科学と発達障害』 著者=榊原洋一,校注=~ / p.171 / w=ディスレキシア；,topic=,publisher=~,other=memo+:角回：ske+;memo+:実験:ラムゼイ；memo+:実験:テンプル；memo+:下前頭溝：ske+；">
            <text:p>:m 1*2 RES / JVEMV6 64#268_hattatsu_sakakihara / 『脳科学と発達障害』 著者=榊原洋一,校注=~ / p.171 / w=ディスレキシア；,topic=,publisher=~,other=memo+:角回：ske+;memo+:実験:ラムゼイ；memo+:実験:テンプル；memo+:下前頭溝：ske+；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17_12-49-43_000.jpg</text:p>
          </table:table-cell>
          <table:table-cell table:style-name="ce26" office:value-type="string">
            <text:p>:m 2*2 RES / JVEMV6 64#268_hattatsu_sakakihara / 『脳科学と発達障害』 著者=榊原洋一,校注=~ / p.171 / w=；,topic=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string" office:string-value=":m 1*3 RES / JVEMV6 64#301_seidenki_teii / 『静電気のＡＢＣ』 著者=堤井信力[ていいしんりき],校注=~ / p.35 / w=ゲーリケ；ライデン瓶；平賀源内；電荷,topic=~,publisher=~,other=q+:陽子と電子：クーロン力、遠心力：計算">
            <text:p>:m 1*3 RES / JVEMV6 64#301_seidenki_teii / 『静電気のＡＢＣ』 著者=堤井信力[ていいしんりき],校注=~ / p.35 / w=ゲーリケ；ライデン瓶；平賀源内；電荷,topic=~,publisher=~,other=q+:陽子と電子：クーロン力、遠心力：計算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9">
            <text:p>19</text:p>
          </table:table-cell>
          <table:table-cell table:style-name="ce17" office:value-type="string">
            <text:p>2023-07-17_15-50-00_000.jpg</text:p>
          </table:table-cell>
          <table:table-cell table:style-name="ce27" office:value-type="string">
            <text:p>:m #*# RES / JVEMV6 64#299_jesus_kotoba_arai / 『イエス・キリストの言葉』 著者=荒井献,校注=~ / p.69 / w=；,topic=「悪人に手向かってはならない」,publisher=~,other=マタイ、ルカ：対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RES / JVEMV6 64#299_jesus_kotoba_arai / 『イエス・キリストの言葉』 著者=荒井献,校注=~ / p.69 / w=；,topic=「悪人に手向かってはならない」,publisher=~,other=マタイ、ルカ：対照">
            <text:p>:m #*# RES / JVEMV6 64#299_jesus_kotoba_arai / 『イエス・キリストの言葉』 著者=荒井献,校注=~ / p.69 / w=；,topic=「悪人に手向かってはならない」,publisher=~,other=マタイ、ルカ：対照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0" office:value-type="string">
            <text:p>2023-07-17_15-50-45_000.jpg</text:p>
          </table:table-cell>
          <table:table-cell table:style-name="ce26" office:value-type="string">
            <text:p>:m 1*3 RES / JVEMV6 64#301_seidenki_teii / 『静電気のＡＢＣ』 著者=堤井信力[ていいしんりき],校注=~ / p.35 / w=ゲーリケ；ライデン瓶；平賀源内；電荷,topic=~,publisher=~,other=q+:陽子と電子：クーロン力、遠心力：計算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1*3 RES / JVEMV6 64#301_seidenki_teii / 『静電気のＡＢＣ』 著者=堤井信力[ていいしんりき],校注=~ / p.35 / w=ゲーリケ；ライデン瓶；平賀源内；電荷,topic=~,publisher=~,other=q+:陽子と電子：クーロン力、遠心力：計算">
            <text:p>:m 1*3 RES / JVEMV6 64#301_seidenki_teii / 『静電気のＡＢＣ』 著者=堤井信力[ていいしんりき],校注=~ / p.35 / w=ゲーリケ；ライデン瓶；平賀源内；電荷,topic=~,publisher=~,other=q+:陽子と電子：クーロン力、遠心力：計算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2023-07-17_15-51-08_000.jpg</text:p>
          </table:table-cell>
          <table:table-cell table:style-name="ce26" office:value-type="string">
            <text:p>:m 2*3 RES / JVEMV6 64#301_seidenki_teii / 『静電気のＡＢＣ』 著者=堤井信力[ていいしんりき],校注=~ / p.35 / w=ゲーリケ；ライデン瓶；平賀源内；電荷,topic=~,publisher=~,other=q+:陽子と電子：クーロン力、遠心力：計算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2*3 RES / JVEMV6 64#301_seidenki_teii / 『静電気のＡＢＣ』 著者=堤井信力[ていいしんりき],校注=~ / p.35 / w=ゲーリケ；ライデン瓶；平賀源内；電荷,topic=~,publisher=~,other=q+:陽子と電子：クーロン力、遠心力：計算">
            <text:p>:m 2*3 RES / JVEMV6 64#301_seidenki_teii / 『静電気のＡＢＣ』 著者=堤井信力[ていいしんりき],校注=~ / p.35 / w=ゲーリケ；ライデン瓶；平賀源内；電荷,topic=~,publisher=~,other=q+:陽子と電子：クーロン力、遠心力：計算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7-17_15-51-25_000.jpg</text:p>
          </table:table-cell>
          <table:table-cell table:style-name="ce26" office:value-type="string">
            <text:p>:m 3*3 RES / JVEMV6 64#301_seidenki_teii / 『静電気のＡＢＣ』 著者=堤井信力[ていいしんりき],校注=~ / p.35 / w=ゲーリケ；ライデン瓶；平賀源内；電荷,topic=~,publisher=~,other=q+:陽子と電子：クーロン力、遠心力：計算 / N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3*3 RES / JVEMV6 64#301_seidenki_teii / 『静電気のＡＢＣ』 著者=堤井信力[ていいしんりき],校注=~ / p.35 / w=ゲーリケ；ライデン瓶；平賀源内；電荷,topic=~,publisher=~,other=q+:陽子と電子：クーロン力、遠心力：計算 / N+">
            <text:p>:m 3*3 RES / JVEMV6 64#301_seidenki_teii / 『静電気のＡＢＣ』 著者=堤井信力[ていいしんりき],校注=~ / p.35 / w=ゲーリケ；ライデン瓶；平賀源内；電荷,topic=~,publisher=~,other=q+:陽子と電子：クーロン力、遠心力：計算 / N+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2">
            <text:p>22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7">2023/07/17</text:date>, <text:time>19:14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7T19:14:18.06</dc:date>
    <dc:creator>岩淵 謙</dc:creator>
    <meta:editing-duration>P57DT17H49M52S</meta:editing-duration>
    <meta:editing-cycles>19153</meta:editing-cycles>
    <meta:document-statistic meta:table-count="2" meta:cell-count="933" meta:object-count="0"/>
    <meta:user-defined meta:name="qrichtext">1</meta:user-defined>
  </office:meta>
</office:document-meta>
</file>